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3e90ea" officeooo:paragraph-rsid="00788d36"/>
    </style:style>
    <style:style style:name="P2" style:family="paragraph" style:parent-style-name="Heading_20_1">
      <style:text-properties officeooo:rsid="007d2e29" officeooo:paragraph-rsid="007d2e29"/>
    </style:style>
    <style:style style:name="P3" style:family="paragraph" style:parent-style-name="Heading_20_1">
      <style:text-properties officeooo:rsid="0050e784" officeooo:paragraph-rsid="007d2e29"/>
    </style:style>
    <style:style style:name="P4" style:family="paragraph" style:parent-style-name="Heading_20_1">
      <style:text-properties officeooo:rsid="00b1f2da" officeooo:paragraph-rsid="00b1f2da"/>
    </style:style>
    <style:style style:name="P5" style:family="paragraph" style:parent-style-name="Heading_20_1">
      <style:text-properties officeooo:rsid="00fc1fff" officeooo:paragraph-rsid="00fc1fff"/>
    </style:style>
    <style:style style:name="P6" style:family="paragraph" style:parent-style-name="Heading_20_1">
      <style:text-properties officeooo:rsid="011d4fba" officeooo:paragraph-rsid="011c38f7"/>
    </style:style>
    <style:style style:name="P7" style:family="paragraph" style:parent-style-name="Text_20_body">
      <style:text-properties officeooo:rsid="0050e784" officeooo:paragraph-rsid="0075c869"/>
    </style:style>
    <style:style style:name="P8" style:family="paragraph" style:parent-style-name="Text_20_body">
      <style:text-properties officeooo:rsid="0051cc21" officeooo:paragraph-rsid="0075c869"/>
    </style:style>
    <style:style style:name="P9" style:family="paragraph" style:parent-style-name="Text_20_body">
      <style:text-properties officeooo:rsid="0075c869" officeooo:paragraph-rsid="0075c869"/>
    </style:style>
    <style:style style:name="P10" style:family="paragraph" style:parent-style-name="Text_20_body">
      <style:text-properties officeooo:rsid="008d903d" officeooo:paragraph-rsid="008d903d"/>
    </style:style>
    <style:style style:name="P11" style:family="paragraph" style:parent-style-name="Text_20_body">
      <style:text-properties officeooo:rsid="00b1f2da" officeooo:paragraph-rsid="00b1f2da" fo:background-color="transparent"/>
    </style:style>
    <style:style style:name="P12" style:family="paragraph" style:parent-style-name="Text_20_body">
      <style:text-properties officeooo:rsid="00b1f2da" officeooo:paragraph-rsid="00b1f2da"/>
    </style:style>
    <style:style style:name="P13" style:family="paragraph" style:parent-style-name="Text_20_body">
      <style:text-properties officeooo:rsid="00e23e6c" officeooo:paragraph-rsid="00e23e6c"/>
    </style:style>
    <style:style style:name="P14" style:family="paragraph" style:parent-style-name="Text_20_body">
      <style:text-properties officeooo:rsid="011d4fba" officeooo:paragraph-rsid="011cc7db"/>
    </style:style>
    <style:style style:name="P15" style:family="paragraph" style:parent-style-name="Text_20_body">
      <style:text-properties officeooo:rsid="002d1d09" officeooo:paragraph-rsid="003e90ea"/>
    </style:style>
    <style:style style:name="P16" style:family="paragraph" style:parent-style-name="Text_20_body">
      <style:text-properties officeooo:rsid="011e5651" officeooo:paragraph-rsid="011e5651"/>
    </style:style>
    <style:style style:name="P17" style:family="paragraph" style:parent-style-name="Text_20_body">
      <style:text-properties style:font-name="Noto Mono" officeooo:rsid="011e5651" officeooo:paragraph-rsid="011e5651" fo:background-color="#dddddd"/>
    </style:style>
    <style:style style:name="P18" style:family="paragraph" style:parent-style-name="Text_20_body">
      <style:text-properties style:font-name="Noto Mono" officeooo:rsid="011d4fba" officeooo:paragraph-rsid="011e5651" fo:background-color="#dddddd"/>
    </style:style>
    <style:style style:name="P19" style:family="paragraph" style:parent-style-name="Text_20_body">
      <style:text-properties style:font-name="Noto Mono" officeooo:rsid="0123d6a3" officeooo:paragraph-rsid="0123d6a3" fo:background-color="#dddddd"/>
    </style:style>
    <style:style style:name="P20" style:family="paragraph" style:parent-style-name="Text_20_body">
      <style:text-properties style:font-name="Noto Mono" officeooo:rsid="01256d12" officeooo:paragraph-rsid="01281d7a" fo:background-color="#dddddd"/>
    </style:style>
    <style:style style:name="P21" style:family="paragraph" style:parent-style-name="Text_20_body">
      <style:text-properties style:font-name="Noto Mono" officeooo:rsid="01281d7a" officeooo:paragraph-rsid="01281d7a" fo:background-color="#dddddd"/>
    </style:style>
    <style:style style:name="P22" style:family="paragraph" style:parent-style-name="Text_20_body">
      <style:text-properties style:font-name="Noto Mono" fo:language="zxx" fo:country="none" officeooo:rsid="011e5651" officeooo:paragraph-rsid="011e5651" fo:background-color="#dddddd" style:language-asian="zxx" style:country-asian="none" style:language-complex="zxx" style:country-complex="none"/>
    </style:style>
    <style:style style:name="P23" style:family="paragraph" style:parent-style-name="Text_20_body">
      <style:text-properties style:font-name="Noto Mono" fo:language="zxx" fo:country="none" officeooo:rsid="01223987" officeooo:paragraph-rsid="01223987" fo:background-color="#dddddd" style:language-asian="zxx" style:country-asian="none" style:language-complex="zxx" style:country-complex="none"/>
    </style:style>
    <style:style style:name="P24" style:family="paragraph" style:parent-style-name="Text_20_body">
      <style:text-properties style:font-name="Noto Mono" fo:font-style="normal" officeooo:rsid="012b2841" officeooo:paragraph-rsid="012b2841" fo:background-color="#dddddd" style:font-style-asian="normal" style:font-style-complex="normal"/>
    </style:style>
    <style:style style:name="P25" style:family="paragraph" style:parent-style-name="Text_20_body">
      <style:text-properties fo:font-style="normal" officeooo:rsid="011d4fba" officeooo:paragraph-rsid="011cc7db" style:font-style-asian="normal" style:font-style-complex="normal"/>
    </style:style>
    <style:style style:name="P26" style:family="paragraph" style:parent-style-name="Text_20_body">
      <style:text-properties fo:font-style="normal" officeooo:rsid="011d4fba" officeooo:paragraph-rsid="012b2841" style:font-style-asian="normal" style:font-style-complex="normal"/>
    </style:style>
    <style:style style:name="P27" style:family="paragraph" style:parent-style-name="Text_20_body">
      <style:text-properties fo:language="zxx" fo:country="none" officeooo:rsid="011e5651" officeooo:paragraph-rsid="011e5651" style:language-asian="zxx" style:country-asian="none" style:language-complex="zxx" style:country-complex="none"/>
    </style:style>
    <style:style style:name="P28" style:family="paragraph" style:parent-style-name="Text_20_body">
      <style:text-properties fo:language="zxx" fo:country="none" officeooo:rsid="01204d94" officeooo:paragraph-rsid="01204d94" style:language-asian="zxx" style:country-asian="none" style:language-complex="zxx" style:country-complex="none"/>
    </style:style>
    <style:style style:name="P29" style:family="paragraph" style:parent-style-name="Text_20_body">
      <style:text-properties fo:language="zxx" fo:country="none" officeooo:rsid="01223987" officeooo:paragraph-rsid="01223987" style:language-asian="zxx" style:country-asian="none" style:language-complex="zxx" style:country-complex="none"/>
    </style:style>
    <style:style style:name="P30" style:family="paragraph" style:parent-style-name="Text_20_body">
      <style:text-properties officeooo:rsid="0123d6a3" officeooo:paragraph-rsid="0123d6a3"/>
    </style:style>
    <style:style style:name="P31" style:family="paragraph" style:parent-style-name="Text_20_body">
      <style:text-properties officeooo:rsid="01256d12" officeooo:paragraph-rsid="01256d12"/>
    </style:style>
    <style:style style:name="P32" style:family="paragraph" style:parent-style-name="Text_20_body">
      <style:text-properties officeooo:paragraph-rsid="01256d12"/>
    </style:style>
    <style:style style:name="P33" style:family="paragraph" style:parent-style-name="Text_20_body">
      <style:text-properties officeooo:rsid="01281d7a" officeooo:paragraph-rsid="01281d7a"/>
    </style:style>
    <style:style style:name="P34" style:family="paragraph" style:parent-style-name="Text_20_body">
      <style:text-properties officeooo:rsid="0131a4b9" officeooo:paragraph-rsid="0131a4b9"/>
    </style:style>
    <style:style style:name="P35" style:family="paragraph" style:parent-style-name="Heading_20_3">
      <style:text-properties officeooo:paragraph-rsid="0075c869"/>
    </style:style>
    <style:style style:name="P36" style:family="paragraph" style:parent-style-name="Heading_20_3">
      <style:text-properties officeooo:rsid="0075c869" officeooo:paragraph-rsid="0075c869"/>
    </style:style>
    <style:style style:name="P37" style:family="paragraph" style:parent-style-name="Heading_20_3">
      <style:text-properties officeooo:paragraph-rsid="00ec44bc"/>
    </style:style>
    <style:style style:name="P38" style:family="paragraph" style:parent-style-name="Heading_20_3">
      <style:text-properties style:font-name="Courier New" fo:font-size="11pt" officeooo:rsid="00ab6fd6" officeooo:paragraph-rsid="00c1858d" fo:background-color="#dddddd" style:font-size-asian="11pt" style:font-size-complex="11pt"/>
    </style:style>
    <style:style style:name="P39" style:family="paragraph" style:parent-style-name="Heading_20_2">
      <style:text-properties officeooo:rsid="00b7dc12" officeooo:paragraph-rsid="00b7dc12"/>
    </style:style>
    <style:style style:name="P40" style:family="paragraph" style:parent-style-name="Heading_20_2">
      <style:text-properties officeooo:rsid="01204d94" officeooo:paragraph-rsid="01204d94"/>
    </style:style>
    <style:style style:name="P41" style:family="paragraph" style:parent-style-name="Heading_20_2">
      <style:text-properties officeooo:rsid="0123d6a3" officeooo:paragraph-rsid="01256d12"/>
    </style:style>
    <style:style style:name="P42" style:family="paragraph" style:parent-style-name="Heading_20_2">
      <style:text-properties officeooo:rsid="01256d12" officeooo:paragraph-rsid="01256d12"/>
    </style:style>
    <style:style style:name="P43" style:family="paragraph" style:parent-style-name="Heading_20_2">
      <style:text-properties officeooo:rsid="01300422" officeooo:paragraph-rsid="01300422"/>
    </style:style>
    <style:style style:name="P44" style:family="paragraph" style:parent-style-name="Heading_20_2">
      <style:text-properties officeooo:rsid="0131a4b9" officeooo:paragraph-rsid="0131a4b9"/>
    </style:style>
    <style:style style:name="P45" style:family="paragraph" style:parent-style-name="Text_20_body">
      <style:text-properties fo:language="zxx" fo:country="none" officeooo:rsid="01223987" officeooo:paragraph-rsid="01300422" style:language-asian="zxx" style:country-asian="none" style:language-complex="zxx" style:country-complex="none"/>
    </style:style>
    <style:style style:name="P46" style:family="paragraph" style:parent-style-name="Text_20_body">
      <style:text-properties fo:language="zxx" fo:country="none" officeooo:rsid="01339db2" officeooo:paragraph-rsid="01339db2" style:language-asian="zxx" style:country-asian="none" style:language-complex="zxx" style:country-complex="none"/>
    </style:style>
    <style:style style:name="P47" style:family="paragraph" style:parent-style-name="Text_20_body">
      <style:text-properties style:font-name="Courier New" fo:font-size="11pt" officeooo:rsid="00894118" officeooo:paragraph-rsid="0060db52" fo:background-color="#dddddd" style:font-size-asian="11pt" style:font-size-complex="11pt"/>
    </style:style>
    <style:style style:name="P48" style:family="paragraph" style:parent-style-name="Text_20_body" style:list-style-name="L1">
      <style:text-properties officeooo:rsid="00487d09" officeooo:paragraph-rsid="00ec44bc"/>
    </style:style>
    <style:style style:name="P49" style:family="paragraph" style:parent-style-name="Text_20_body" style:list-style-name="L1">
      <style:text-properties officeooo:rsid="00ec44bc" officeooo:paragraph-rsid="00ec44bc"/>
    </style:style>
    <style:style style:name="P50" style:family="paragraph" style:parent-style-name="Text_20_body" style:list-style-name="L1">
      <style:text-properties officeooo:rsid="00ee1afa" officeooo:paragraph-rsid="00ee1afa"/>
    </style:style>
    <style:style style:name="P51" style:family="paragraph" style:parent-style-name="Text_20_body" style:list-style-name="L1">
      <style:text-properties officeooo:rsid="0049a67b" officeooo:paragraph-rsid="00fd9532" fo:background-color="transparent"/>
    </style:style>
    <style:style style:name="P52" style:family="paragraph" style:parent-style-name="Text_20_body" style:list-style-name="L1">
      <style:text-properties officeooo:rsid="0049a67b" officeooo:paragraph-rsid="00f2d114" fo:background-color="transparent"/>
    </style:style>
    <style:style style:name="P53" style:family="paragraph" style:parent-style-name="Text_20_body" style:list-style-name="L1">
      <style:text-properties officeooo:rsid="0052e251" officeooo:paragraph-rsid="0073b094"/>
    </style:style>
    <style:style style:name="P54" style:family="paragraph" style:parent-style-name="Text_20_body" style:list-style-name="L1">
      <style:text-properties style:font-name="Times New Roman" fo:font-size="12pt" officeooo:rsid="0073b094" officeooo:paragraph-rsid="00ee1afa" fo:background-color="transparent" style:font-size-asian="12pt" style:font-size-complex="12pt"/>
    </style:style>
    <style:style style:name="P55" style:family="paragraph" style:parent-style-name="Text_20_body" style:list-style-name="L1">
      <style:text-properties style:font-name="Times New Roman" fo:font-size="12pt" officeooo:rsid="00758848" officeooo:paragraph-rsid="00758848" fo:background-color="transparent" style:font-size-asian="12pt" style:font-size-complex="12pt"/>
    </style:style>
    <style:style style:name="P56" style:family="paragraph" style:parent-style-name="Text_20_body" style:list-style-name="L2">
      <style:text-properties style:font-name="Times New Roman" fo:font-size="12pt" officeooo:rsid="00b8abc7" officeooo:paragraph-rsid="00b8abc7" fo:background-color="transparent" style:font-size-asian="12pt" style:font-size-complex="12pt"/>
    </style:style>
    <style:style style:name="P57" style:family="paragraph" style:parent-style-name="Text_20_body" style:list-style-name="L1">
      <style:text-properties officeooo:rsid="0083bf34" officeooo:paragraph-rsid="0083bf34"/>
    </style:style>
    <style:style style:name="P58" style:family="paragraph" style:parent-style-name="Text_20_body" style:list-style-name="L1">
      <style:text-properties officeooo:rsid="0083bf34" officeooo:paragraph-rsid="0096787b"/>
    </style:style>
    <style:style style:name="P59" style:family="paragraph" style:parent-style-name="Text_20_body" style:list-style-name="L1">
      <style:text-properties officeooo:rsid="008d903d" officeooo:paragraph-rsid="008d903d"/>
    </style:style>
    <style:style style:name="P60" style:family="paragraph" style:parent-style-name="Text_20_body" style:list-style-name="L1">
      <style:text-properties officeooo:rsid="009093a3" officeooo:paragraph-rsid="009093a3"/>
    </style:style>
    <style:style style:name="P61" style:family="paragraph" style:parent-style-name="Text_20_body" style:list-style-name="L1">
      <style:text-properties officeooo:rsid="00933fc6" officeooo:paragraph-rsid="00933fc6"/>
    </style:style>
    <style:style style:name="P62" style:family="paragraph" style:parent-style-name="Text_20_body" style:list-style-name="L2">
      <style:text-properties officeooo:rsid="00b7dc12" officeooo:paragraph-rsid="00b7dc12"/>
    </style:style>
    <style:style style:name="P63" style:family="paragraph" style:parent-style-name="Text_20_body" style:list-style-name="L2">
      <style:text-properties officeooo:rsid="00b7dc12" officeooo:paragraph-rsid="00b8abc7"/>
    </style:style>
    <style:style style:name="P64" style:family="paragraph" style:parent-style-name="Text_20_body" style:list-style-name="L2">
      <style:text-properties officeooo:rsid="00b8abc7" officeooo:paragraph-rsid="00b8abc7"/>
    </style:style>
    <style:style style:name="P65" style:family="paragraph" style:parent-style-name="Text_20_body" style:list-style-name="L3">
      <style:text-properties officeooo:rsid="00b1f2da" officeooo:paragraph-rsid="00b2d989"/>
    </style:style>
    <style:style style:name="P66" style:family="paragraph" style:parent-style-name="Text_20_body" style:list-style-name="L3">
      <style:text-properties officeooo:rsid="00b1f2da" officeooo:paragraph-rsid="00b475d3"/>
    </style:style>
    <style:style style:name="P67" style:family="paragraph" style:parent-style-name="Text_20_body" style:list-style-name="L3">
      <style:text-properties officeooo:rsid="00e23e6c" officeooo:paragraph-rsid="00e23e6c"/>
    </style:style>
    <style:style style:name="P68" style:family="paragraph" style:parent-style-name="Text_20_body">
      <style:text-properties officeooo:rsid="011e5651" officeooo:paragraph-rsid="011e5651"/>
    </style:style>
    <style:style style:name="P69" style:family="paragraph" style:parent-style-name="Text_20_body">
      <style:text-properties style:font-name="Noto Mono" fo:language="zxx" fo:country="none" officeooo:rsid="01339db2" officeooo:paragraph-rsid="01339db2" style:language-asian="zxx" style:country-asian="none" style:language-complex="zxx" style:country-complex="none"/>
    </style:style>
    <style:style style:name="T1" style:family="text">
      <style:text-properties officeooo:rsid="003e247a"/>
    </style:style>
    <style:style style:name="T2" style:family="text">
      <style:text-properties officeooo:rsid="003e90ea"/>
    </style:style>
    <style:style style:name="T3" style:family="text">
      <style:text-properties style:font-name="Courier New" fo:font-size="11pt" fo:background-color="#dddddd" loext:char-shading-value="0" style:font-size-asian="11pt" style:font-size-complex="11pt"/>
    </style:style>
    <style:style style:name="T4" style:family="text">
      <style:text-properties style:font-name="Courier New" fo:font-size="11pt" officeooo:rsid="00487d09" fo:background-color="#dddddd" loext:char-shading-value="0" style:font-size-asian="11pt" style:font-size-complex="11pt"/>
    </style:style>
    <style:style style:name="T5" style:family="text">
      <style:text-properties style:font-name="Courier New" fo:font-size="11pt" officeooo:rsid="004c8b55" fo:background-color="#dddddd" loext:char-shading-value="0" style:font-size-asian="11pt" style:font-size-complex="11pt"/>
    </style:style>
    <style:style style:name="T6" style:family="text">
      <style:text-properties style:font-name="Courier New" fo:font-size="11pt" officeooo:rsid="00563d10" fo:background-color="#dddddd" loext:char-shading-value="0" style:font-size-asian="11pt" style:font-size-complex="11pt"/>
    </style:style>
    <style:style style:name="T7" style:family="text">
      <style:text-properties style:font-name="Courier New" fo:font-size="11pt" officeooo:rsid="00577ca1" fo:background-color="#dddddd" loext:char-shading-value="0" style:font-size-asian="11pt" style:font-size-complex="11pt"/>
    </style:style>
    <style:style style:name="T8" style:family="text">
      <style:text-properties style:font-name="Courier New" fo:font-size="11pt" officeooo:rsid="0073b094" fo:background-color="#dddddd" loext:char-shading-value="0" style:font-size-asian="11pt" style:font-size-complex="11pt"/>
    </style:style>
    <style:style style:name="T9" style:family="text">
      <style:text-properties style:font-name="Courier New" fo:font-size="11pt" officeooo:rsid="0075c869" fo:background-color="#dddddd" loext:char-shading-value="0" style:font-size-asian="11pt" style:font-size-complex="11pt"/>
    </style:style>
    <style:style style:name="T10" style:family="text">
      <style:text-properties style:font-name="Courier New" fo:font-size="11pt" officeooo:rsid="008012a4" fo:background-color="#dddddd" loext:char-shading-value="0" style:font-size-asian="11pt" style:font-size-complex="11pt"/>
    </style:style>
    <style:style style:name="T11" style:family="text">
      <style:text-properties style:font-name="Courier New" fo:font-size="11pt" officeooo:rsid="0086e2a7" fo:background-color="#dddddd" loext:char-shading-value="0" style:font-size-asian="11pt" style:font-size-complex="11pt"/>
    </style:style>
    <style:style style:name="T12" style:family="text">
      <style:text-properties style:font-name="Courier New" fo:font-size="11pt" officeooo:rsid="0090be0d" fo:background-color="#dddddd" loext:char-shading-value="0" style:font-size-asian="11pt" style:font-size-complex="11pt"/>
    </style:style>
    <style:style style:name="T13" style:family="text">
      <style:text-properties style:font-name="Courier New" fo:font-size="11pt" officeooo:rsid="0096787b" fo:background-color="#dddddd" loext:char-shading-value="0" style:font-size-asian="11pt" style:font-size-complex="11pt"/>
    </style:style>
    <style:style style:name="T14" style:family="text">
      <style:text-properties style:font-name="Courier New" fo:font-size="11pt" officeooo:rsid="00a987f2" fo:background-color="#dddddd" loext:char-shading-value="0" style:font-size-asian="11pt" style:font-size-complex="11pt"/>
    </style:style>
    <style:style style:name="T15" style:family="text">
      <style:text-properties style:font-name="Courier New" fo:font-size="11pt" officeooo:rsid="00ac4534" fo:background-color="#dddddd" loext:char-shading-value="0" style:font-size-asian="11pt" style:font-size-complex="11pt"/>
    </style:style>
    <style:style style:name="T16" style:family="text">
      <style:text-properties style:font-name="Courier New" fo:font-size="11pt" officeooo:rsid="00b8abc7" fo:background-color="#dddddd" loext:char-shading-value="0" style:font-size-asian="11pt" style:font-size-complex="11pt"/>
    </style:style>
    <style:style style:name="T17" style:family="text">
      <style:text-properties style:font-name="Courier New" fo:font-size="11pt" officeooo:rsid="00ba21aa" fo:background-color="#dddddd" loext:char-shading-value="0" style:font-size-asian="11pt" style:font-size-complex="11pt"/>
    </style:style>
    <style:style style:name="T18" style:family="text">
      <style:text-properties style:font-name="Courier New" fo:font-size="11pt" officeooo:rsid="00bad801" fo:background-color="#dddddd" loext:char-shading-value="0" style:font-size-asian="11pt" style:font-size-complex="11pt"/>
    </style:style>
    <style:style style:name="T19" style:family="text">
      <style:text-properties style:font-name="Courier New" fo:font-size="11pt" officeooo:rsid="00cf00b3" fo:background-color="#dddddd" loext:char-shading-value="0" style:font-size-asian="11pt" style:font-size-complex="11pt"/>
    </style:style>
    <style:style style:name="T20" style:family="text">
      <style:text-properties style:font-name="Courier New" fo:font-size="11pt" officeooo:rsid="00ec44bc" fo:background-color="#dddddd" loext:char-shading-value="0" style:font-size-asian="11pt" style:font-size-complex="11pt"/>
    </style:style>
    <style:style style:name="T21" style:family="text">
      <style:text-properties style:font-name="Courier New" fo:font-size="11pt" officeooo:rsid="00ee1afa" fo:background-color="#dddddd" loext:char-shading-value="0" style:font-size-asian="11pt" style:font-size-complex="11pt"/>
    </style:style>
    <style:style style:name="T22" style:family="text">
      <style:text-properties style:font-name="Courier New" fo:font-size="11pt" officeooo:rsid="00ef0721" fo:background-color="#dddddd" loext:char-shading-value="0" style:font-size-asian="11pt" style:font-size-complex="11pt"/>
    </style:style>
    <style:style style:name="T23" style:family="text">
      <style:text-properties style:font-name="Courier New" fo:font-size="11pt" officeooo:rsid="00f0f543" fo:background-color="#dddddd" loext:char-shading-value="0" style:font-size-asian="11pt" style:font-size-complex="11pt"/>
    </style:style>
    <style:style style:name="T24" style:family="text">
      <style:text-properties style:font-name="Courier New" fo:font-size="11pt" officeooo:rsid="00f2d114" fo:background-color="#dddddd" loext:char-shading-value="0" style:font-size-asian="11pt" style:font-size-complex="11pt"/>
    </style:style>
    <style:style style:name="T25" style:family="text">
      <style:text-properties style:font-name="Courier New" fo:font-size="11pt" officeooo:rsid="00f4c856" fo:background-color="#dddddd" loext:char-shading-value="0" style:font-size-asian="11pt" style:font-size-complex="11pt"/>
    </style:style>
    <style:style style:name="T26" style:family="text">
      <style:text-properties style:font-name="Courier New" fo:font-size="11pt" officeooo:rsid="00f63103" fo:background-color="#dddddd" loext:char-shading-value="0" style:font-size-asian="11pt" style:font-size-complex="11pt"/>
    </style:style>
    <style:style style:name="T27" style:family="text">
      <style:text-properties style:font-name="Courier New" fo:font-size="11pt" officeooo:rsid="00fd9532" fo:background-color="#dddddd" loext:char-shading-value="0" style:font-size-asian="11pt" style:font-size-complex="11pt"/>
    </style:style>
    <style:style style:name="T28" style:family="text">
      <style:text-properties style:font-name="Courier New" fo:font-size="11pt" officeooo:rsid="00fda364" fo:background-color="#dddddd" loext:char-shading-value="0" style:font-size-asian="11pt" style:font-size-complex="11pt"/>
    </style:style>
    <style:style style:name="T29" style:family="text">
      <style:text-properties style:font-name="Courier New" fo:font-size="11pt" fo:background-color="transparent" loext:char-shading-value="0" style:font-size-asian="11pt" style:font-size-complex="11pt"/>
    </style:style>
    <style:style style:name="T30" style:family="text">
      <style:text-properties style:font-name="Courier New" fo:font-size="11pt" officeooo:rsid="0051cc21" fo:background-color="transparent" loext:char-shading-value="0" style:font-size-asian="11pt" style:font-size-complex="11pt"/>
    </style:style>
    <style:style style:name="T31" style:family="text">
      <style:text-properties style:font-name="Courier New" fo:font-size="11pt" officeooo:rsid="0075c869" fo:background-color="transparent" loext:char-shading-value="0" style:font-size-asian="11pt" style:font-size-complex="11pt"/>
    </style:style>
    <style:style style:name="T32" style:family="text">
      <style:text-properties style:font-name="Courier New" fo:font-size="11pt" officeooo:rsid="00ee1afa" fo:background-color="transparent" loext:char-shading-value="0" style:font-size-asian="11pt" style:font-size-complex="11pt"/>
    </style:style>
    <style:style style:name="T33" style:family="text">
      <style:text-properties style:font-name="Courier New" fo:font-size="11pt" officeooo:rsid="00f4c856" fo:background-color="transparent" loext:char-shading-value="0" style:font-size-asian="11pt" style:font-size-complex="11pt"/>
    </style:style>
    <style:style style:name="T34" style:family="text">
      <style:text-properties style:font-name="Courier New" fo:font-size="11pt" style:font-size-asian="11pt" style:font-size-complex="11pt"/>
    </style:style>
    <style:style style:name="T35" style:family="text">
      <style:text-properties style:font-name="Courier New" fo:font-size="11pt" officeooo:rsid="004d7d21" style:font-size-asian="11pt" style:font-size-complex="11pt"/>
    </style:style>
    <style:style style:name="T36" style:family="text">
      <style:text-properties style:font-name="Courier New" fo:font-size="11pt" officeooo:rsid="00ef0721" style:font-size-asian="11pt" style:font-size-complex="11pt"/>
    </style:style>
    <style:style style:name="T37" style:family="text">
      <style:text-properties style:font-name="Courier New" fo:font-size="11pt" officeooo:rsid="00ef4213" style:font-size-asian="11pt" style:font-size-complex="11pt"/>
    </style:style>
    <style:style style:name="T38" style:family="text">
      <style:text-properties style:font-name="Courier New" fo:font-size="11pt" officeooo:rsid="00a987f2" style:font-size-asian="11pt" style:font-size-complex="11pt"/>
    </style:style>
    <style:style style:name="T39" style:family="text">
      <style:text-properties style:font-name="Courier New" fo:font-size="11pt" officeooo:rsid="00f0f543" style:font-size-asian="11pt" style:font-size-complex="11pt"/>
    </style:style>
    <style:style style:name="T40" style:family="text">
      <style:text-properties style:font-name="Courier New" fo:font-size="11pt" officeooo:rsid="00fd9532" style:font-size-asian="11pt" style:font-size-complex="11pt"/>
    </style:style>
    <style:style style:name="T41" style:family="text">
      <style:text-properties style:font-name="Courier New" fo:font-size="11pt" officeooo:rsid="00ef0721" fo:background-color="#ffffff" loext:char-shading-value="0" style:font-size-asian="11pt" style:font-size-complex="11pt"/>
    </style:style>
    <style:style style:name="T42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43" style:family="text">
      <style:text-properties style:font-name="Times New Roman" fo:font-size="12pt" officeooo:rsid="0075c869" fo:background-color="transparent" loext:char-shading-value="0" style:font-size-asian="12pt" style:font-size-complex="12pt"/>
    </style:style>
    <style:style style:name="T44" style:family="text">
      <style:text-properties style:font-name="Times New Roman" fo:font-size="12pt" officeooo:rsid="00b8abc7" fo:background-color="transparent" loext:char-shading-value="0" style:font-size-asian="12pt" style:font-size-complex="12pt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73b094"/>
    </style:style>
    <style:style style:name="T47" style:family="text">
      <style:text-properties officeooo:rsid="00740af2"/>
    </style:style>
    <style:style style:name="T48" style:family="text">
      <style:text-properties officeooo:rsid="00758603"/>
    </style:style>
    <style:style style:name="T49" style:family="text">
      <style:text-properties officeooo:rsid="0075c869"/>
    </style:style>
    <style:style style:name="T50" style:family="text">
      <style:text-properties officeooo:rsid="007e7746"/>
    </style:style>
    <style:style style:name="T51" style:family="text">
      <style:text-properties officeooo:rsid="008012a4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officeooo:rsid="00a7f2c9"/>
    </style:style>
    <style:style style:name="T54" style:family="text">
      <style:text-properties officeooo:rsid="00b2d989"/>
    </style:style>
    <style:style style:name="T55" style:family="text">
      <style:text-properties officeooo:rsid="00b475d3"/>
    </style:style>
    <style:style style:name="T56" style:family="text">
      <style:text-properties officeooo:rsid="00ec44bc"/>
    </style:style>
    <style:style style:name="T57" style:family="text">
      <style:text-properties officeooo:rsid="01038c1a"/>
    </style:style>
    <style:style style:name="T58" style:family="text">
      <style:text-properties officeooo:rsid="0115c489"/>
    </style:style>
    <style:style style:name="T59" style:family="text">
      <style:text-properties officeooo:rsid="011e5651"/>
    </style:style>
    <style:style style:name="T60" style:family="text">
      <style:text-properties style:font-name="Noto Mono"/>
    </style:style>
    <style:style style:name="T61" style:family="text">
      <style:text-properties style:font-name="Noto Mono" officeooo:rsid="00fc1fff"/>
    </style:style>
    <style:style style:name="T62" style:family="text">
      <style:text-properties style:font-name="Noto Mono" fo:background-color="#dddddd" loext:char-shading-value="0"/>
    </style:style>
    <style:style style:name="T63" style:family="text">
      <style:text-properties style:font-name="Noto Mono" officeooo:rsid="012cf958" fo:background-color="#dddddd" loext:char-shading-value="0"/>
    </style:style>
    <style:style style:name="T64" style:family="text">
      <style:text-properties style:font-name="Noto Mono" officeooo:rsid="011e5651"/>
    </style:style>
    <style:style style:name="T65" style:family="text">
      <style:text-properties style:font-name="Noto Mono" officeooo:rsid="01256d12"/>
    </style:style>
    <style:style style:name="T66" style:family="text">
      <style:text-properties style:font-name="Noto Mono" fo:language="zxx" fo:country="none" fo:background-color="#dddddd" loext:char-shading-value="0" style:language-asian="zxx" style:country-asian="none" style:language-complex="zxx" style:country-complex="none"/>
    </style:style>
    <style:style style:name="T67" style:family="text">
      <style:text-properties style:font-name="Noto Mono" fo:language="zxx" fo:country="none" officeooo:rsid="012cf958" fo:background-color="#dddddd" loext:char-shading-value="0" style:language-asian="zxx" style:country-asian="none" style:language-complex="zxx" style:country-complex="none"/>
    </style:style>
    <style:style style:name="T68" style:family="text">
      <style:text-properties officeooo:rsid="00fc1fff"/>
    </style:style>
    <style:style style:name="T69" style:family="text">
      <style:text-properties fo:language="zxx" fo:country="none" officeooo:rsid="01256d12" style:language-asian="zxx" style:country-asian="none" style:language-complex="zxx" style:country-complex="none"/>
    </style:style>
    <style:style style:name="T70" style:family="text">
      <style:text-properties officeooo:rsid="012096c5"/>
    </style:style>
    <style:style style:name="T71" style:family="text">
      <style:text-properties fo:color="#000000" style:font-name="Noto Mono" fo:background-color="#dddddd" loext:char-shading-value="0"/>
    </style:style>
    <style:style style:name="T72" style:family="text">
      <style:text-properties officeooo:rsid="01256d12"/>
    </style:style>
    <style:style style:name="T73" style:family="text">
      <style:text-properties officeooo:rsid="01281d7a"/>
    </style:style>
    <style:style style:name="T74" style:family="text">
      <style:text-properties officeooo:rsid="012b2841"/>
    </style:style>
    <style:style style:name="T75" style:family="text">
      <style:text-properties officeooo:rsid="012d99dd"/>
    </style:style>
    <style:style style:name="T76" style:family="text">
      <style:text-properties officeooo:rsid="012ec7af"/>
    </style:style>
    <style:style style:name="T77" style:family="text">
      <style:text-properties officeooo:rsid="0131a4b9"/>
    </style:style>
    <style:style style:name="T7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53">SW </text:span>Installation</text:h>
      <text:p text:style-name="P15"><text:span text:style-name="T1">The following</text:span> <text:span text:style-name="T2">instructions are based on </text:span><text:span text:style-name="T58">Raspberry Pi OS Lite </text:span><text:span text:style-name="T59">32bit 11 (bullseye).</text:span></text:p>
      <text:h text:style-name="P40" text:outline-level="2">General Raspberry Pi OS configuration</text:h>
      <text:p text:style-name="P16">After the installation perform the standard steps to update to the latest status:</text:p>
      <text:p text:style-name="P17">sudo apt update<text:line-break/>sudo apt upgrade<text:line-break/>sudo rpi-update</text:p>
      <text:p text:style-name="P16">Use <text:span text:style-name="T60">raspi-config</text:span> to enable IIC and SPI interfaces, adopt the timezone and expand the filesystem.</text:p>
      <text:p text:style-name="P16">Optionally add the following lines to /boot/config.txt <text:span text:style-name="T52">to disable some modules and disable LEDs:</text:span></text:p>
      <text:p text:style-name="P26"><text:span text:style-name="T62">##turn off mainboard LEDs<text:line-break/>dtoverlay=act-led<text:line-break/><text:line-break/>##disable ACT LED<text:line-break/>dtparam=act_led_trigger=none<text:line-break/>dtparam=act_led_activelow=off<text:line-break/><text:line-break/>##disable PWR LED<text:line-break/>dtparam=pwr_led_trigger=none<text:line-break/>dtparam=pwr_led_activelow=off<text:line-break/><text:line-break/>##turn off ethernet port LEDs<text:line-break/>dtparam=eth_led0=4<text:line-break/>dtparam=eth_led1=4<text:line-break/><text:line-break/>##turn on/ off bluetooth<text:line-break/>dtoverlay=disable-bt<text:line-break/><text:line-break/>##turn on/off wifi<text:line-break/>dtoverlay=disable-wifi</text:span><text:line-break/><text:line-break/><text:span text:style-name="T74">disable VC4 driver for HW accelartion by commenting out this line in /boot/config.txt:</text:span></text:p>
      <text:p text:style-name="P24">dtoverlay=vc4-kms-v3d</text:p>
      <text:p text:style-name="P26"><text:span text:style-name="T59">edit </text:span><text:span text:style-name="T68">edit </text:span><text:span text:style-name="T61">/etc/rc.local</text:span><text:span text:style-name="T68"> and add</text:span></text:p>
      <text:p text:style-name="P18">/<text:span text:style-name="T76">usr/bin/</text:span>tvservice -o</text:p>
      <text:p text:style-name="P27">to disable HDMI output.</text:p>
      <text:h text:style-name="P40" text:outline-level="2">HiFiBerry Installation</text:h>
      <text:p text:style-name="P27">This is based on the manual on</text:p>
      <text:p text:style-name="P27"><text:a xlink:type="simple" xlink:href="https://www.hifiberry.com/docs/software/configuring-linux-3-18-x/" text:style-name="Internet_20_link" text:visited-style-name="Visited_20_Internet_20_Link">https://www.hifiberry.com/docs/software/configuring-linux-3-18-x/</text:a></text:p>
      <text:p text:style-name="P28">C<text:span text:style-name="T59">onfigure the device tree overlay file </text:span><text:span text:style-name="T64">/boot/config.txt</text:span><text:span text:style-name="T59">:</text:span></text:p>
      <text:p text:style-name="P27">add the line</text:p>
      <text:p text:style-name="P27"><text:soft-page-break/><text:tab/><text:span text:style-name="T71">dtoverlay=hifiberry-dacplus</text:span></text:p>
      <text:p text:style-name="P27">and comment out the line</text:p>
      <text:p text:style-name="P27"><text:tab/><text:span text:style-name="T62">#dtparam=audio=on</text:span></text:p>
      <text:p text:style-name="P27">Configure ALSA by creating the file <text:span text:style-name="T60">/etc/asound.cfg</text:span> with the following content:</text:p>
      <text:p text:style-name="P22">pcm.!default <text:s/>{<text:line-break/> <text:s/>type hw card 0<text:line-break/>}<text:line-break/><text:line-break/><text:span text:style-name="T70">c</text:span>tl.!default {<text:line-break/> <text:s/>type hw card 0<text:line-break/>}</text:p>
      <text:p text:style-name="P27">Reboot <text:span text:style-name="T70">and t</text:span>est it with</text:p>
      <text:p text:style-name="P22">aplay -l</text:p>
      <text:p text:style-name="P27">which should return</text:p>
      <text:p text:style-name="P16"><text:span text:style-name="T66">**** List of PLAYBACK Hardware Devices ****<text:line-break/>card </text:span><text:span text:style-name="T67">0</text:span><text:span text:style-name="T66">: sndrpihifiberry [snd_rpi_hifiberry_dacplus], device 0: HiFiBerry DAC+ HiFi pcm512x-hifi-0 [HiFiBerry DAC+ HiFi pcm512x-hifi-0]<text:line-break/> <text:s/>Subdevices: 1/1<text:line-break/> <text:s/>Subdevice #0: subdevice #0</text:span></text:p>
      <text:h text:style-name="P42" text:outline-level="2">Installation of AlarmPi</text:h>
      <text:p text:style-name="P32"><text:span text:style-name="T69">sftp</text:span><text:span text:style-name="T72"> </text:span><text:span text:style-name="T65">alarmpi.tar.gz</text:span><text:span text:style-name="T72"> onto the Raspberry Pi and untar it</text:span></text:p>
      <text:p text:style-name="P31">change to the scripts folder <text:span text:style-name="T73">and run</text:span></text:p>
      <text:p text:style-name="P20">./install</text:p>
      <text:p text:style-name="P33">set password of user alarmpi by</text:p>
      <text:p text:style-name="P21">sudo passwd alarmpi</text:p>
      <text:p text:style-name="P33">grant sudo rights to alamrpi by creating a sudoers file in <text:span text:style-name="T60">/etc/sudoers.d</text:span></text:p>
      <text:h text:style-name="P41" text:outline-level="2">Configuration of mpd</text:h>
      <text:p text:style-name="P30">Configure mpd by editing <text:span text:style-name="T60">/etc/mpd.conf</text:span> and set this audio_output configuration:</text:p>
      <text:p text:style-name="P19">audio_output {<text:line-break/> <text:s/>type <text:s text:c="11"/>"alsa"<text:line-break/> <text:s/>name <text:s text:c="11"/>"HiFiBerry"<text:line-break/> <text:s/>device <text:s text:c="9"/>"hw:<text:span text:style-name="T75">0</text:span>,0"<text:line-break/> <text:s/>mixer_type <text:s text:c="5"/>"software"<text:line-break/>}</text:p>
      <text:p text:style-name="P30">as we will move /var/log to a tmpfs filesystem, we have to make sure the mpd log directory exists before mpd gets started. Add the following line to the file /lib/systemd/system/mpd.service in the [Service] section (before ExecStart):</text:p>
      <text:p text:style-name="P19">ExecStartPre=-/bin/mkdir /var/log/mpd</text:p>
      <text:p text:style-name="P46">Create playlist files in <text:span text:style-name="T78">var</text:span><text:span text:style-name="T52">lib/mpd/playlists, e.g. swr3.m3u:</text:span></text:p>
      <text:p text:style-name="P69"><text:span text:style-name="T52">#EXTM3U<text:line-break/></text:span><text:soft-page-break/><text:span text:style-name="T52">#EXTINF:-1,SWR3-Livestream<text:line-break/>https://liveradio.swr.de/sw282p3/swr3/play.mp3</text:span></text:p>
      <text:h text:style-name="P43" text:outline-level="2">Configuration of lighttpd</text:h>
      <text:p text:style-name="P45"/>
      <text:p text:style-name="P29">edit <text:span text:style-name="T60">/etc/lighttpd/lighttpd.conf</text:span> and change this line:</text:p>
      <text:p text:style-name="P23">server.document-root = "opt/alarmpi/www"</text:p>
      <text:p text:style-name="P29"><text:span text:style-name="T77">A</text:span>s we will move /var/log to a tmpfs filesystem, we have to make sure the lighttpd log directory exists before lighttpd gets started. Add the following line<text:span text:style-name="T77">2</text:span> to the file <text:span text:style-name="T60">/lib/systemd/system/lighttpd.service</text:span> in the [Service] section (as first line):</text:p>
      <text:p text:style-name="P23">ExecStartPre=-/bin/mkdir /var/log/lighttpd<text:line-break/>ExecStartPre=-/bin/chown www-data:www-data /var/log/lighttpd</text:p>
      <text:h text:style-name="P44" text:outline-level="2">Configuration of the watchdog</text:h>
      <text:p text:style-name="P34"/>
      <text:p text:style-name="P34"/>
      <text:p text:style-name="P27"/>
      <text:p text:style-name="P27"/>
      <text:p text:style-name="P16"/>
      <text:p text:style-name="P16"/>
      <text:p text:style-name="P16"/>
      <text:p text:style-name="P16"/>
      <text:p text:style-name="P47"/>
      <text:p text:style-name="P38"/>
      <text:p text:style-name="P37">Configuration <text:span text:style-name="T56">of the watchdog (optional)</text:span></text:p>
      <text:list xml:id="list2988175187" text:style-name="L1">
        <text:list-item>
          <text:p text:style-name="P48"><text:span text:style-name="T56">enable the watchdog</text:span><text:span text:style-name="T19"><text:line-break/>sudo </text:span><text:span text:style-name="T20">modprobe bcm2835_wdt</text:span></text:p>
        </text:list-item>
        <text:list-item>
          <text:p text:style-name="P49"><text:span text:style-name="T29">install the watchdog daemon</text:span><text:span text:style-name="T19"><text:line-break/>sudo </text:span><text:span text:style-name="T3">apt-get install watchdog</text:span></text:p>
        </text:list-item>
        <text:list-item>
          <text:p text:style-name="P49"><text:span text:style-name="T32">configure the watchdog</text:span><text:span text:style-name="T19"><text:line-break/>sudo </text:span><text:span text:style-name="T21">nano /etc/watchdog.</text:span><text:span text:style-name="T26">conf</text:span></text:p>
        </text:list-item>
        <text:list-item>
          <text:p text:style-name="P50"><text:span text:style-name="T29">uncomment the lines</text:span><text:span text:style-name="T3"><text:line-break/>max-load-1 <text:s text:c="5"/>= 24<text:line-break/>watchdog-device = /dev/watchdog<text:line-break/></text:span><text:span text:style-name="T33">and add these lines</text:span><text:span text:style-name="T25"><text:line-break/>file <text:s text:c="2"/>= /var/log/alarmpi/watchdog<text:line-break/>change = 300</text:span></text:p>
        </text:list-item>
        <text:list-item>
          <text:p text:style-name="P51"><text:span text:style-name="T34">adopt the sett</text:span><text:span text:style-name="T35">i</text:span><text:span text:style-name="T34">ngs in </text:span><text:span text:style-name="T36">/lib/systemd/system/</text:span><text:span text:style-name="T39">watchdog</text:span><text:span text:style-name="T36">.service</text:span><text:span text:style-name="T34"><text:line-break/></text:span><text:span text:style-name="T5">sudo </text:span><text:span text:style-name="T22">nano</text:span><text:span text:style-name="T3"> </text:span><text:span text:style-name="T14">/lib/systemd/system</text:span><text:span text:style-name="T3">/</text:span><text:span text:style-name="T23">watchdog</text:span><text:span text:style-name="T3">.</text:span><text:span text:style-name="T14">service<text:line-break/></text:span><text:span text:style-name="T36">and add this line at the end of the [</text:span><text:span text:style-name="T39">Install</text:span><text:span text:style-name="T36">] section:</text:span><text:span text:style-name="T3"><text:line-break/></text:span><text:span text:style-name="T23">WantedBy</text:span><text:span text:style-name="T22">=</text:span><text:span text:style-name="T23">alarmpi</text:span><text:span text:style-name="T22">.service<text:line-break/></text:span><text:span text:style-name="T36">and add this line </text:span><text:span text:style-name="T40">to the start </text:span><text:span text:style-name="T36">of the [</text:span><text:span text:style-name="T40">Service</text:span><text:span text:style-name="T36">] section:</text:span><text:span text:style-name="T3"><text:line-break/></text:span><text:span text:style-name="T27">ExecStartPre=-sudo -</text:span><text:span text:style-name="T28">u alarmpi</text:span><text:span text:style-name="T27"> /usr/bin/touch </text:span><text:soft-page-break/><text:span text:style-name="T27">/var/log/alarmpi/watchdog</text:span></text:p>
        </text:list-item>
        <text:list-item>
          <text:p text:style-name="P52"><text:span text:style-name="T38">adopt the sett</text:span><text:span text:style-name="T35">i</text:span><text:span text:style-name="T38">ngs in </text:span><text:span text:style-name="T36">usr/lib/systemd/system/alarmpi.service</text:span><text:span text:style-name="T14"><text:line-break/></text:span><text:span text:style-name="T5">sudo </text:span><text:span text:style-name="T22">nano</text:span><text:span text:style-name="T14"> /usr/lib/systemd/system/alarmpi.service<text:line-break/></text:span><text:span text:style-name="T41">and add this line at the end of the [unit]section:</text:span><text:span text:style-name="T14"><text:line-break/></text:span><text:span text:style-name="T22">Before=watchdog.service<text:line-break/></text:span><text:span text:style-name="T37">and execute</text:span><text:span text:style-name="T22"><text:line-break/></text:span><text:span text:style-name="T14">sudo systemctl </text:span><text:span text:style-name="T24">enable watchdog.service</text:span><text:span text:style-name="T14"><text:line-break/>sudo systemctl daemon-reload<text:line-break/></text:span><text:span text:style-name="T5">sudo </text:span><text:span text:style-name="T14">systemctl start alarmpi.service</text:span></text:p>
        </text:list-item>
      </text:list>
      <text:p text:style-name="P36">Connect to Google calendar (Optional)</text:p>
      <text:p text:style-name="P9">Alarm Pi can be connected to a Google calendar to read the entries for the current day at the start of an alarm. To enable this feature, a n entry<text:line-break/><text:span text:style-name="T3">summary = &lt;name&gt;</text:span><text:line-break/>must exist in the [calendar] section of the configuration file, specifying the summary name of the calendar to connect to. Connect to AlarmPi and get the URL to authorize connection to your calendar:</text:p>
      <text:p text:style-name="P7"><text:span text:style-name="T3">nc 127.0.0.1 3947<text:line-break/></text:span><text:span text:style-name="T30">connected to AlarmPi<text:line-break/>command:</text:span><text:span text:style-name="T3"><text:line-break/></text:span><text:span text:style-name="T9">calendar geturl</text:span></text:p>
      <text:p text:style-name="P7"><text:span text:style-name="T49">this will return an URL starting with </text:span><text:a xlink:type="simple" xlink:href="https://accounts.google.com/o/oauth2/auth" text:style-name="Internet_20_link" text:visited-style-name="Visited_20_Internet_20_Link"><text:span text:style-name="T49">https://accounts.google.com/o/oauth2/auth</text:span></text:a><text:span text:style-name="T49">?. Copy this URL into a browser and accept to allow AlarmPi access to your Google clendar. This will return an authentification code. Copy this code and continue with the authentification:</text:span></text:p>
      <text:p text:style-name="P7"><text:span text:style-name="T9">calendar setcode &lt;code&gt;<text:line-break/></text:span><text:span text:style-name="T31">Authorization successfull.<text:line-break/>C</text:span><text:span text:style-name="T30">ommand:</text:span></text:p>
      <text:p text:style-name="P9">You can now query the entries for today with</text:p>
      <text:p text:style-name="P7"><text:span text:style-name="T9">calendar?<text:line-break/></text:span><text:span text:style-name="T31">&lt;list of entries&gt;<text:line-break/>OK</text:span></text:p>
      <text:p text:style-name="P8"><text:span text:style-name="T43">terminate the connection to AlarmPi with</text:span><text:span text:style-name="T31"><text:line-break/></text:span><text:span text:style-name="T9">exit</text:span></text:p>
      <text:p text:style-name="P35"><text:span text:style-name="T48">Prepare </text:span>mpd to play <text:span text:style-name="T47">music files (Optional)</text:span></text:p>
      <text:list xml:id="list170844611503575" text:continue-numbering="true" text:style-name="L1">
        <text:list-item>
          <text:p text:style-name="P53"><text:span text:style-name="T46">Add a directory to store regular mpr music files</text:span><text:line-break/><text:span text:style-name="T3">sudo </text:span><text:span text:style-name="T8">mkdir </text:span><text:span text:style-name="T4">/</text:span><text:span text:style-name="T6">var/lib/mpd/music/</text:span><text:span text:style-name="T8">songs<text:line-break/></text:span><text:span text:style-name="T7">sudo chown -R mpd:audio </text:span><text:span text:style-name="T4">/</text:span><text:span text:style-name="T6">var/lib/mpd/mus</text:span><text:span text:style-name="T8">ic/songs</text:span></text:p>
        </text:list-item>
        <text:list-item>
          <text:p text:style-name="P54">copy <text:span text:style-name="T48">(</text:span>mp3<text:span text:style-name="T48">)</text:span> music files into this</text:p>
        </text:list-item>
        <text:list-item>
          <text:p text:style-name="P54"><text:s/>directory, using any folder structure</text:p>
        </text:list-item>
        <text:list-item>
          <text:p text:style-name="P55">Use any mpd client to organize your music, create playlists, ... e.g. "MPD remote" on Android</text:p>
        </text:list-item>
      </text:list>
      <text:h text:style-name="P2" text:outline-level="1">Reduce risk of filesystem corruption</text:h>
      <text:p text:style-name="P10">The internet is full of reports that the SD card can easily get corrupted during a power outage und otherwise unclean shutdown, and in fact it also happened to one of my Raspberries once. The best way to avoid this is to change to a completely read-only filesystem. I did not go that far but took some actions to at least minimize the risk of corruption (based on many guides you will find on the <text:soft-page-break/>web)</text:p>
      <text:list xml:id="list170845306648383" text:continue-numbering="true" text:style-name="L1">
        <text:list-item>
          <text:p text:style-name="P57">Direct<text:span text:style-name="T50"> system logging into a circular memory buffer with<text:line-break/></text:span><text:span text:style-name="T10">sudo apt-get install busybox-syslogd<text:line-break/>sudo </text:span><text:span text:style-name="T15">apt-get </text:span><text:span text:style-name="T10">purge rsyslog<text:line-break/></text:span><text:span text:style-name="T51">log messages can now be read using logread.</text:span></text:p>
        </text:list-item>
        <text:list-item>
          <text:p text:style-name="P58">Create RAM (tmpfs) filesystems for directories that are frequently written, but the content does not need to survive reboots of the system.<text:line-break/>Add the following lines to /etc/fstab:<text:line-break/><text:span text:style-name="T3">tmpfs /var/log tmpfs defaults,noatime,nosuid,mode=0755,size=10m 0 0<text:line-break/>tmpfs /</text:span><text:span text:style-name="T13">tmp</text:span><text:span text:style-name="T3"> tmpfs defaults,noatime,nosuid,mode=0755,size=10m 0 0<text:line-break/>tmpfs /var/</text:span><text:span text:style-name="T11">lib/mpd/music/tmp</text:span><text:span text:style-name="T3"> tmpfs <text:tab/>defaults,noatime,nosuid,mode=0755,size=1</text:span><text:span text:style-name="T13">0</text:span><text:span text:style-name="T3">m 0 0</text:span></text:p>
        </text:list-item>
        <text:list-item>
          <text:p text:style-name="P59">disable swapping by adding <text:span text:style-name="T34">noswap</text:span> to the end of <text:span text:style-name="T34">/boot/cmdline.txt</text:span></text:p>
        </text:list-item>
        <text:list-item>
          <text:p text:style-name="P60">remove some not needed SW<text:line-break/><text:span text:style-name="T3">sudo apt-get remove --purge triggerhappy cron logrotate dbus dphys-swapfile fake-hwclock <text:line-break/></text:span><text:span text:style-name="T12">sudo apt-get autoremove</text:span></text:p>
        </text:list-item>
        <text:list-item>
          <text:p text:style-name="P61">more...</text:p>
        </text:list-item>
      </text:list>
      <text:h text:style-name="P5" text:outline-level="1"/>
      <text:h text:style-name="P3" text:outline-level="1">Start using it</text:h>
      <text:h text:style-name="P4" text:outline-level="1">Voice control using Amazon Web Services Lex</text:h>
      <text:p text:style-name="P12"/>
      <text:h text:style-name="P39" text:outline-level="2">Installation of the USB microphone</text:h>
      <text:list xml:id="list890387445" text:style-name="L2">
        <text:list-item>
          <text:p text:style-name="P62">Tested with a Foxnovo Portable USB 2.0-Kondensator-Mikrophone</text:p>
        </text:list-item>
        <text:list-item>
          <text:p text:style-name="P62">Connect to one of the raspberry USB ports</text:p>
        </text:list-item>
        <text:list-item>
          <text:p text:style-name="P62"><text:span text:style-name="T10">l</text:span><text:span text:style-name="T3">susb<text:line-break/></text:span><text:span text:style-name="T42">should show an output like</text:span><text:span text:style-name="T3"><text:line-break/></text:span><text:span text:style-name="T29">Bus 001 Device 004: ID 0d8c:013c C-Media Electronics, Inc. CM108 Audio Controller</text:span></text:p>
        </text:list-item>
        <text:list-item>
          <text:p text:style-name="P63"><text:span text:style-name="T16">alsamixer</text:span><text:span text:style-name="T3"><text:line-break/></text:span><text:span text:style-name="T44">press F6 and select the USB soundcard (in my case: USB PnP Sound Device) and remember the ID</text:span></text:p>
        </text:list-item>
        <text:list-item>
          <text:p text:style-name="P56">exit alsamixer with Escape</text:p>
        </text:list-item>
        <text:list-item>
          <text:p text:style-name="P64"><text:span text:style-name="T42">record a 5s test with<text:line-break/></text:span><text:span text:style-name="T3">arecord -</text:span><text:span text:style-name="T17">f </text:span><text:span text:style-name="T18">S</text:span><text:span text:style-name="T17">16_LE </text:span><text:span text:style-name="T3">-</text:span><text:span text:style-name="T17">r 16000 </text:span><text:span text:style-name="T3">-d 5 -vv -D plughw:&lt;id&gt; test.wav</text:span></text:p>
        </text:list-item>
        <text:list-item>
          <text:p text:style-name="P56">XXX</text:p>
        </text:list-item>
      </text:list>
      <text:p text:style-name="P11"/>
      <text:list xml:id="list2124620026" text:style-name="L3">
        <text:list-item>
          <text:p text:style-name="P65">Create <text:span text:style-name="T45">an AW</text:span>S account (free for 12 months) on <text:a xlink:type="simple" xlink:href="https://aws.amazon.com/" text:style-name="Internet_20_link" text:visited-style-name="Visited_20_Internet_20_Link"><text:span text:style-name="T54">https://aws.amazon.com/</text:span></text:a></text:p>
        </text:list-item>
        <text:list-item>
          <text:p text:style-name="P66">Create an Administrator IAM User on <text:a xlink:type="simple" xlink:href="https://console.aws.amazon.com/iam" text:style-name="Internet_20_link" text:visited-style-name="Visited_20_Internet_20_Link"><text:span text:style-name="T55">https://console.aws.amazon.com/iam</text:span></text:a></text:p>
        </text:list-item>
        <text:list-item>
          <text:p text:style-name="P66"><text:soft-page-break/>Create an user <text:span text:style-name="T57">a</text:span>larmpi with only programmatic access to LEX services</text:p>
        </text:list-item>
        <text:list-item>
          <text:p text:style-name="P67">create a file /etc/alarmpi/.aws/credentials with this content:<text:line-break/>[default]<text:line-break/>aws_access_key_id=&lt;your access key id&gt;<text:line-break/>aws_secret_access_key=&lt;your secrest access key&gt;</text:p>
        </text:list-item>
      </text:list>
      <text:p text:style-name="P13"/>
      <text:h text:style-name="P6" text:outline-level="1"/>
      <text:p text:style-name="P14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5DT13H38M18S</meta:editing-duration>
    <meta:editing-cycles>204</meta:editing-cycles>
    <meta:generator>LibreOffice/6.4.7.2$Linux_X86_64 LibreOffice_project/40$Build-2</meta:generator>
    <dc:date>2022-02-18T17:08:43.160921957</dc:date>
    <meta:print-date>2018-04-29T13:07:26.687000000</meta:print-date>
    <meta:document-statistic meta:table-count="0" meta:image-count="0" meta:object-count="0" meta:page-count="6" meta:paragraph-count="87" meta:word-count="1036" meta:character-count="7366" meta:non-whitespace-character-count="6372"/>
    <meta:user-defined meta:name="Info 1"/>
    <meta:user-defined meta:name="Info 2"/>
    <meta:user-defined meta:name="Info 3"/>
    <meta:user-defined meta:name="Info 4"/>
  </office:meta>
</office:document-meta>
</file>